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unter.incrementThisAsClassAndTargetAsClassCou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.incrementTargetAsClassCou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isAndTargetSelectionOnlyPointcutsAtAspectJTests.thisAsInterfaceAndTargetAsClassCounter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unter.incrementAtAnnotationMethodAnnotationCou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isAndTargetSelectionOnlyPointcutsAtAspectJTests.thisAsInterface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isAndTargetSelectionOnlyPointcutsAtAspectJTests.thisAsClassDoesNot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unter.incrementThisAsInterfaceCou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notatedMethodTestImpl.do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hisAndTargetSelectionOnlyPointcutsAtAspectJ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hisAndTargetSelectionOnlyPointcutsAtAspectJTests.atAnnotationMethodAnnotation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Impl.do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hisAndTargetSelectionOnlyPointcutsAtAspectJTests.thisAsClassAndTargetAsClassCounterNot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isAndTargetSelectionOnlyPointcutsAtAspectJTests.atTargetClassAnnotation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unter.incrementThisAsClassCou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.incrementThisAsInterfaceAndTargetAsClassCou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.incrementThisAsInterfaceAndTargetAsInterfaceCou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isAndTargetSelectionOnlyPointcutsAtAspectJTests.targetAsInterface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isAndTargetSelectionOnlyPointcutsAtAspectJTests.targetAsClassDoes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hisAndTargetSelectionOnlyPointcutsAtAspectJTests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.incrementAtTargetClassAnnotationCou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.incrementTargetAsInterfaceCou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nnotatedClassTestImpl.do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hisAndTargetSelectionOnlyPointcutsAtAspectJTests.thisAsInterfaceAndTargetAsInterfaceCounter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